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style:font-name="DejaVu Sans" fo:font-size="11pt" officeooo:rsid="0002bf3c" officeooo:paragraph-rsid="0002bf3c" style:font-size-asian="11pt" style:font-size-complex="11pt"/>
    </style:style>
    <style:style style:name="P2" style:family="paragraph" style:parent-style-name="Standard">
      <style:paragraph-properties fo:line-height="115%" fo:text-align="justify" style:justify-single-word="false"/>
      <style:text-properties style:font-name="DejaVu Sans" fo:font-size="11pt" officeooo:rsid="0002bf3c" officeooo:paragraph-rsid="0002bf3c"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SI DEI REQUISITI PER UN E-COMMERCE</text:p>
      <text:p text:style-name="P1"/>
      <text:p text:style-name="P1"/>
      <text:p text:style-name="P2">Si vuole realizzare un database che tenga traccia di: utenti, amministratori, prodotti, ordini, coupon (o buoni sconto), fornitori e richieste di reso.</text:p>
      <text:p text:style-name="P2"/>
      <text:p text:style-name="P2">Gli UTENTI sono clienti registrati nell’applicazione web. Dispongono di un ID e password univoci, nome, cognome, indirizzo email. Ad ogni utente sono associati uno o più indirizzi di spedizione (ciascuno composto da via e cap). Inoltre sono associati uno o più metodi di pagamento (composti dal tipo di pagamento e un codice univoco). Infine ciascun utente ha assegnato un solo carrello personale (composto da ID univoco, data di creazione e i prodotti ivi contenuti).</text:p>
      <text:p text:style-name="P2"/>
      <text:p text:style-name="P2">Gli AMMINISTRATORI sono utenti che non hanno diritto di acquisto ma hanno diritto di modificare il catalogo dei prodotti e di gestire i coupon e i buoni sconto. Essi hanno un ID e password univoci, nome, cognome, indirizzo mail.</text:p>
      <text:p text:style-name="P2"/>
      <text:p text:style-name="P2">I PRODOTTI sono entità composte da un ID univoco, nome, descrizione testuale del prodotto, prezzo, quantità disponibile (visibile solo all’amministratore), categoria di appartenenza, fornitore. Inoltre ai prodotti sono associate una o più recensioni, ciascuna aventi: ID univoco, l’ID dell’utente, il testo della recensione e il voto.</text:p>
      <text:p text:style-name="P2"/>
      <text:p text:style-name="P2">Gli ORDINI sono costituiti da: ID univoco, ID dell’utente, data di ordine, stato dell’ordine, totale importo, corriere, contenuto (uno o più prodotti), eventuali coupon usati. Ad ogni utente possono corrispondere uno o più ordini.</text:p>
      <text:p text:style-name="P2"/>
      <text:p text:style-name="P2">I COUPON sono entità al di fuori di un semplice sconto su un dato prodotto. Si tratta di soluzioni del tipo (prendi due paghi uno, sopra gli n$ non paghi la spedizione). Essi sono composti da ID univoco, data inizio validità, data fine validità, descrizione testuale, codice che indica il beneficio.</text:p>
      <text:p text:style-name="P2"/>
      <text:p text:style-name="P2">I FORNITORI sono composti da un ID univoco, il nome e il prodotto che forniscono. Ciascun fornitore può fornire uno o più prodotti.</text:p>
      <text:p text:style-name="P2"/>
      <text:p text:style-name="P2">Il RESO è composto da un ID univoco, l’ID dell’utente, l’ID del prodotto per cui viene fatta la richiesta di reso, data della richiesta, motivazione testuale della richiesta, stato del reso, corriere che prende in carico il re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9T17:16:06.757693154</dc:date>
    <meta:editing-duration>PT39M40S</meta:editing-duration>
    <meta:editing-cycles>1</meta:editing-cycles>
    <meta:document-statistic meta:table-count="0" meta:image-count="0" meta:object-count="0" meta:page-count="1" meta:paragraph-count="9" meta:word-count="333" meta:character-count="2109" meta:non-whitespace-character-count="1785"/>
    <meta:generator>LibreOffice/7.6.5.2$Linux_X86_64 LibreOffice_project/60$Build-2</meta:generator>
  </office:meta>
</office:document-meta>
</file>